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ne" table:style-name="ta1">
        <table:shapes>
          <draw:frame draw:z-index="0" draw:style-name="gr1" draw:text-style-name="P1" svg:width="15.979cm" svg:height="9.005cm" svg:x="24.673cm" svg:y="0.106cm">
            <draw:object draw:notify-on-update-of-ranges="Rene.A1:Rene.A1 Rene.B1:Rene.G1 Rene.A2:Rene.A2 Rene.B2:Rene.G2 Rene.A3:Rene.A3 Rene.B3:Rene.G3 Rene.A4:Rene.A4 Rene.B4:Rene.G4 Rene.A5:Rene.A5 Rene.B5:Rene.G5 Rene.A6:Rene.A6 Rene.B6:Rene.G6 Rene.A7:Rene.A7 Rene.B7:Rene.G7 Rene.A8:Rene.A8 Rene.B8:Rene.G8 Rene.A9:Rene.A9 Rene.B9:Rene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638cm" svg:y="9.096cm">
            <draw:object draw:notify-on-update-of-ranges="Rene.A12:Rene.A12 Rene.B12:Rene.G12 Rene.A13:Rene.A13 Rene.B13:Rene.G13 Rene.A14:Rene.A14 Rene.B14:Rene.G14 Rene.A15:Rene.A15 Rene.B15:Rene.G15 Rene.A16:Rene.A16 Rene.B16:Rene.G16 Rene.A17:Rene.A17 Rene.B17:Rene.G17 Rene.A18:Rene.A18 Rene.B18:Rene.G18 Rene.A19:Rene.A19 Rene.B19:Rene.G19 Rene.A20:Rene.A20 Rene.B20:Rene.G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79cm" svg:height="9.005cm" svg:x="24.726cm" svg:y="18.089cm">
            <draw:object draw:notify-on-update-of-ranges="Rene.A23:Rene.A23 Rene.B23:Rene.G23 Rene.A24:Rene.A24 Rene.B24:Rene.G24 Rene.A25:Rene.A25 Rene.B25:Rene.G25 Rene.A26:Rene.A26 Rene.B26:Rene.G26 Rene.A27:Rene.A27 Rene.B27:Rene.G27 Rene.A28:Rene.A28 Rene.B28:Rene.G28 Rene.A29:Rene.A29 Rene.B29:Rene.G29 Rene.A30:Rene.A30 Rene.B30:Rene.G30 Rene.A31:Rene.A31 Rene.B31:Rene.G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79cm" svg:height="9.005cm" svg:x="24.726cm" svg:y="27.386cm">
            <draw:object draw:notify-on-update-of-ranges="Rene.A34:Rene.A34 Rene.B34:Rene.G34 Rene.A35:Rene.A35 Rene.B35:Rene.G35 Rene.A36:Rene.A36 Rene.B36:Rene.G36 Rene.A37:Rene.A37 Rene.B37:Rene.G37 Rene.A38:Rene.A38 Rene.B38:Rene.G38 Rene.A39:Rene.A39 Rene.B39:Rene.G39 Rene.A40:Rene.A40 Rene.B40:Rene.G40 Rene.A41:Rene.A41 Rene.B41:Rene.G41 Rene.A42:Rene.A42 Rene.B42:Rene.G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measure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0.749378" calcext:value-type="float">
            <text:p>0,749378</text:p>
          </table:table-cell>
          <table:table-cell office:value-type="float" office:value="0.767767" calcext:value-type="float">
            <text:p>0,767767</text:p>
          </table:table-cell>
          <table:table-cell office:value-type="float" office:value="0.807515" calcext:value-type="float">
            <text:p>0,807515</text:p>
          </table:table-cell>
          <table:table-cell office:value-type="float" office:value="0.799319" calcext:value-type="float">
            <text:p>0,799319</text:p>
          </table:table-cell>
          <table:table-cell office:value-type="float" office:value="0.813533" calcext:value-type="float">
            <text:p>0,813533</text:p>
          </table:table-cell>
          <table:table-cell table:formula="of:=AVERAGE([.B2:.F2])" office:value-type="float" office:value="0.7875024" calcext:value-type="float">
            <text:p>0,7875024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772479" calcext:value-type="float">
            <text:p>0,772479</text:p>
          </table:table-cell>
          <table:table-cell office:value-type="float" office:value="0.848412" calcext:value-type="float">
            <text:p>0,848412</text:p>
          </table:table-cell>
          <table:table-cell office:value-type="float" office:value="0.795997" calcext:value-type="float">
            <text:p>0,795997</text:p>
          </table:table-cell>
          <table:table-cell office:value-type="float" office:value="0.804504" calcext:value-type="float">
            <text:p>0,804504</text:p>
          </table:table-cell>
          <table:table-cell office:value-type="float" office:value="0.910488" calcext:value-type="float">
            <text:p>0,910488</text:p>
          </table:table-cell>
          <table:table-cell table:formula="of:=AVERAGE([.B3:.F3])" office:value-type="float" office:value="0.826376" calcext:value-type="float">
            <text:p>0,826376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0.62172" calcext:value-type="float">
            <text:p>0,62172</text:p>
          </table:table-cell>
          <table:table-cell office:value-type="float" office:value="0.602023" calcext:value-type="float">
            <text:p>0,602023</text:p>
          </table:table-cell>
          <table:table-cell office:value-type="float" office:value="0.525579" calcext:value-type="float">
            <text:p>0,525579</text:p>
          </table:table-cell>
          <table:table-cell office:value-type="float" office:value="0.532529" calcext:value-type="float">
            <text:p>0,532529</text:p>
          </table:table-cell>
          <table:table-cell office:value-type="float" office:value="0.590635" calcext:value-type="float">
            <text:p>0,590635</text:p>
          </table:table-cell>
          <table:table-cell table:formula="of:=AVERAGE([.B4:.F4])" office:value-type="float" office:value="0.5744972" calcext:value-type="float">
            <text:p>0,5744972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table:number-columns-repeated="2" office:value-type="float" office:value="0.181818" calcext:value-type="float">
            <text:p>0,181818</text:p>
          </table:table-cell>
          <table:table-cell office:value-type="float" office:value="0.784809" calcext:value-type="float">
            <text:p>0,784809</text:p>
          </table:table-cell>
          <table:table-cell office:value-type="float" office:value="0.731822" calcext:value-type="float">
            <text:p>0,731822</text:p>
          </table:table-cell>
          <table:table-cell office:value-type="float" office:value="0.829301" calcext:value-type="float">
            <text:p>0,829301</text:p>
          </table:table-cell>
          <table:table-cell table:formula="of:=AVERAGE([.B5:.F5])" office:value-type="float" office:value="0.5419136" calcext:value-type="float">
            <text:p>0,5419136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0.769486" calcext:value-type="float">
            <text:p>0,769486</text:p>
          </table:table-cell>
          <table:table-cell table:number-columns-repeated="4" office:value-type="float" office:value="0.181818" calcext:value-type="float">
            <text:p>0,181818</text:p>
          </table:table-cell>
          <table:table-cell table:formula="of:=AVERAGE([.B6:.F6])" office:value-type="float" office:value="0.2993516" calcext:value-type="float">
            <text:p>0,2993516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771475" calcext:value-type="float">
            <text:p>0,771475</text:p>
          </table:table-cell>
          <table:table-cell office:value-type="float" office:value="0.862477" calcext:value-type="float">
            <text:p>0,862477</text:p>
          </table:table-cell>
          <table:table-cell office:value-type="float" office:value="0.797488" calcext:value-type="float">
            <text:p>0,797488</text:p>
          </table:table-cell>
          <table:table-cell office:value-type="float" office:value="0.830518" calcext:value-type="float">
            <text:p>0,830518</text:p>
          </table:table-cell>
          <table:table-cell office:value-type="float" office:value="0.909998" calcext:value-type="float">
            <text:p>0,909998</text:p>
          </table:table-cell>
          <table:table-cell table:formula="of:=AVERAGE([.B7:.F7])" office:value-type="float" office:value="0.8343912" calcext:value-type="float">
            <text:p>0,8343912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0.784512" calcext:value-type="float">
            <text:p>0,784512</text:p>
          </table:table-cell>
          <table:table-cell office:value-type="float" office:value="0.70788" calcext:value-type="float">
            <text:p>0,70788</text:p>
          </table:table-cell>
          <table:table-cell office:value-type="float" office:value="0.697801" calcext:value-type="float">
            <text:p>0,697801</text:p>
          </table:table-cell>
          <table:table-cell office:value-type="float" office:value="0.747987" calcext:value-type="float">
            <text:p>0,747987</text:p>
          </table:table-cell>
          <table:table-cell office:value-type="float" office:value="0.772142" calcext:value-type="float">
            <text:p>0,772142</text:p>
          </table:table-cell>
          <table:table-cell table:formula="of:=AVERAGE([.B8:.F8])" office:value-type="float" office:value="0.7420644" calcext:value-type="float">
            <text:p>0,7420644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658375" calcext:value-type="float">
            <text:p>0,658375</text:p>
          </table:table-cell>
          <table:table-cell office:value-type="float" office:value="0.653714" calcext:value-type="float">
            <text:p>0,653714</text:p>
          </table:table-cell>
          <table:table-cell office:value-type="float" office:value="0.641332" calcext:value-type="float">
            <text:p>0,641332</text:p>
          </table:table-cell>
          <table:table-cell office:value-type="float" office:value="0.64535" calcext:value-type="float">
            <text:p>0,64535</text:p>
          </table:table-cell>
          <table:table-cell office:value-type="float" office:value="0.671331" calcext:value-type="float">
            <text:p>0,671331</text:p>
          </table:table-cell>
          <table:table-cell table:formula="of:=AVERAGE([.B9:.F9])" office:value-type="float" office:value="0.6540204" calcext:value-type="float">
            <text:p>0,654020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0.628351" calcext:value-type="float">
            <text:p>0,628351</text:p>
          </table:table-cell>
          <table:table-cell office:value-type="float" office:value="0.641818" calcext:value-type="float">
            <text:p>0,641818</text:p>
          </table:table-cell>
          <table:table-cell office:value-type="float" office:value="0.689731" calcext:value-type="float">
            <text:p>0,689731</text:p>
          </table:table-cell>
          <table:table-cell office:value-type="float" office:value="0.690054" calcext:value-type="float">
            <text:p>0,690054</text:p>
          </table:table-cell>
          <table:table-cell office:value-type="float" office:value="0.714382" calcext:value-type="float">
            <text:p>0,714382</text:p>
          </table:table-cell>
          <table:table-cell table:formula="of:=AVERAGE([.B13:.F13])" office:value-type="float" office:value="0.6728672" calcext:value-type="float">
            <text:p>0,6728672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628904" calcext:value-type="float">
            <text:p>0,628904</text:p>
          </table:table-cell>
          <table:table-cell office:value-type="float" office:value="0.711149" calcext:value-type="float">
            <text:p>0,711149</text:p>
          </table:table-cell>
          <table:table-cell office:value-type="float" office:value="0.674569" calcext:value-type="float">
            <text:p>0,674569</text:p>
          </table:table-cell>
          <table:table-cell office:value-type="float" office:value="0.666527" calcext:value-type="float">
            <text:p>0,666527</text:p>
          </table:table-cell>
          <table:table-cell office:value-type="float" office:value="0.816107" calcext:value-type="float">
            <text:p>0,816107</text:p>
          </table:table-cell>
          <table:table-cell table:formula="of:=AVERAGE([.B14:.F14])" office:value-type="float" office:value="0.6994512" calcext:value-type="float">
            <text:p>0,6994512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0.430888" calcext:value-type="float">
            <text:p>0,430888</text:p>
          </table:table-cell>
          <table:table-cell office:value-type="float" office:value="0.399824" calcext:value-type="float">
            <text:p>0,399824</text:p>
          </table:table-cell>
          <table:table-cell office:value-type="float" office:value="0.323763" calcext:value-type="float">
            <text:p>0,323763</text:p>
          </table:table-cell>
          <table:table-cell office:value-type="float" office:value="0.333006" calcext:value-type="float">
            <text:p>0,333006</text:p>
          </table:table-cell>
          <table:table-cell office:value-type="float" office:value="0.376517" calcext:value-type="float">
            <text:p>0,376517</text:p>
          </table:table-cell>
          <table:table-cell table:formula="of:=AVERAGE([.B15:.F15])" office:value-type="float" office:value="0.3727996" calcext:value-type="float">
            <text:p>0,3727996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2545" calcext:value-type="float">
            <text:p>0,642545</text:p>
          </table:table-cell>
          <table:table-cell office:value-type="float" office:value="0.622416" calcext:value-type="float">
            <text:p>0,622416</text:p>
          </table:table-cell>
          <table:table-cell office:value-type="float" office:value="0.718147" calcext:value-type="float">
            <text:p>0,718147</text:p>
          </table:table-cell>
          <table:table-cell table:formula="of:=AVERAGE([.B16:.F16])" office:value-type="float" office:value="0.3966216" calcext:value-type="float">
            <text:p>0,3966216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0.654981" calcext:value-type="float">
            <text:p>0,6549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17:.F17])" office:value-type="float" office:value="0.1309962" calcext:value-type="float">
            <text:p>0,1309962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632692" calcext:value-type="float">
            <text:p>0,632692</text:p>
          </table:table-cell>
          <table:table-cell office:value-type="float" office:value="0.733274" calcext:value-type="float">
            <text:p>0,733274</text:p>
          </table:table-cell>
          <table:table-cell office:value-type="float" office:value="0.664054" calcext:value-type="float">
            <text:p>0,664054</text:p>
          </table:table-cell>
          <table:table-cell office:value-type="float" office:value="0.691947" calcext:value-type="float">
            <text:p>0,691947</text:p>
          </table:table-cell>
          <table:table-cell office:value-type="float" office:value="0.814793" calcext:value-type="float">
            <text:p>0,814793</text:p>
          </table:table-cell>
          <table:table-cell table:formula="of:=AVERAGE([.B18:.F18])" office:value-type="float" office:value="0.707352" calcext:value-type="float">
            <text:p>0,707352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0.669499" calcext:value-type="float">
            <text:p>0,669499</text:p>
          </table:table-cell>
          <table:table-cell office:value-type="float" office:value="0.580578" calcext:value-type="float">
            <text:p>0,580578</text:p>
          </table:table-cell>
          <table:table-cell office:value-type="float" office:value="0.570628" calcext:value-type="float">
            <text:p>0,570628</text:p>
          </table:table-cell>
          <table:table-cell office:value-type="float" office:value="0.641065" calcext:value-type="float">
            <text:p>0,641065</text:p>
          </table:table-cell>
          <table:table-cell office:value-type="float" office:value="0.652939" calcext:value-type="float">
            <text:p>0,652939</text:p>
          </table:table-cell>
          <table:table-cell table:formula="of:=AVERAGE([.B19:.F19])" office:value-type="float" office:value="0.6229418" calcext:value-type="float">
            <text:p>0,6229418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522817" calcext:value-type="float">
            <text:p>0,522817</text:p>
          </table:table-cell>
          <table:table-cell office:value-type="float" office:value="0.509605" calcext:value-type="float">
            <text:p>0,509605</text:p>
          </table:table-cell>
          <table:table-cell office:value-type="float" office:value="0.498083" calcext:value-type="float">
            <text:p>0,498083</text:p>
          </table:table-cell>
          <table:table-cell office:value-type="float" office:value="0.506408" calcext:value-type="float">
            <text:p>0,506408</text:p>
          </table:table-cell>
          <table:table-cell office:value-type="float" office:value="0.532917" calcext:value-type="float">
            <text:p>0,532917</text:p>
          </table:table-cell>
          <table:table-cell table:formula="of:=AVERAGE([.B20:.F20])" office:value-type="float" office:value="0.513966" calcext:value-type="float">
            <text:p>0,513966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. Ao centro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2266283.848066" calcext:value-type="float">
            <text:p>2266283,848066</text:p>
          </table:table-cell>
          <table:table-cell office:value-type="float" office:value="2399895.197201" calcext:value-type="float">
            <text:p>2399895,197201</text:p>
          </table:table-cell>
          <table:table-cell office:value-type="float" office:value="2142129.635275" calcext:value-type="float">
            <text:p>2142129,635275</text:p>
          </table:table-cell>
          <table:table-cell office:value-type="float" office:value="2319646.760459" calcext:value-type="float">
            <text:p>2319646,760459</text:p>
          </table:table-cell>
          <table:table-cell office:value-type="float" office:value="2353040.976023" calcext:value-type="float">
            <text:p>2353040,976023</text:p>
          </table:table-cell>
          <table:table-cell table:formula="of:=AVERAGE([.B24:.F24])" office:value-type="float" office:value="2296199.2834048" calcext:value-type="float">
            <text:p>2296199,2834048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2532486.021885" calcext:value-type="float">
            <text:p>2532486,021885</text:p>
          </table:table-cell>
          <table:table-cell office:value-type="float" office:value="2431600.130963" calcext:value-type="float">
            <text:p>2431600,130963</text:p>
          </table:table-cell>
          <table:table-cell office:value-type="float" office:value="2316884.343454" calcext:value-type="float">
            <text:p>2316884,343454</text:p>
          </table:table-cell>
          <table:table-cell office:value-type="float" office:value="2514148.852626" calcext:value-type="float">
            <text:p>2514148,852626</text:p>
          </table:table-cell>
          <table:table-cell office:value-type="float" office:value="2322400.925236" calcext:value-type="float">
            <text:p>2322400,925236</text:p>
          </table:table-cell>
          <table:table-cell table:formula="of:=AVERAGE([.B25:.F25])" office:value-type="float" office:value="2423504.0548328" calcext:value-type="float">
            <text:p>2423504,0548328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2980274.557292" calcext:value-type="float">
            <text:p>2980274,557292</text:p>
          </table:table-cell>
          <table:table-cell office:value-type="float" office:value="4388647.021604" calcext:value-type="float">
            <text:p>4388647,021604</text:p>
          </table:table-cell>
          <table:table-cell office:value-type="float" office:value="3320136.508626" calcext:value-type="float">
            <text:p>3320136,508626</text:p>
          </table:table-cell>
          <table:table-cell office:value-type="float" office:value="3396793.310538" calcext:value-type="float">
            <text:p>3396793,310538</text:p>
          </table:table-cell>
          <table:table-cell office:value-type="float" office:value="3050891.000504" calcext:value-type="float">
            <text:p>3050891,000504</text:p>
          </table:table-cell>
          <table:table-cell table:formula="of:=AVERAGE([.B26:.F26])" office:value-type="float" office:value="3427348.4797128" calcext:value-type="float">
            <text:p>3427348,4797128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table:number-columns-repeated="2" office:value-type="float" office:value="6966675.680113" calcext:value-type="float">
            <text:p>6966675,680113</text:p>
          </table:table-cell>
          <table:table-cell office:value-type="float" office:value="2246306.532836" calcext:value-type="float">
            <text:p>2246306,532836</text:p>
          </table:table-cell>
          <table:table-cell office:value-type="float" office:value="2351084.122004" calcext:value-type="float">
            <text:p>2351084,122004</text:p>
          </table:table-cell>
          <table:table-cell office:value-type="float" office:value="2785290.165529" calcext:value-type="float">
            <text:p>2785290,165529</text:p>
          </table:table-cell>
          <table:table-cell table:formula="of:=AVERAGE([.B27:.F27])" office:value-type="float" office:value="4263206.436119" calcext:value-type="float">
            <text:p>4263206,436119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2590802.160013" calcext:value-type="float">
            <text:p>2590802,160013</text:p>
          </table:table-cell>
          <table:table-cell table:number-columns-repeated="4" office:value-type="float" office:value="6966675.680113" calcext:value-type="float">
            <text:p>6966675,680113</text:p>
          </table:table-cell>
          <table:table-cell table:formula="of:=AVERAGE([.B28:.F28])" office:value-type="float" office:value="6091500.976093" calcext:value-type="float">
            <text:p>6091500,976093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2525220.841563" calcext:value-type="float">
            <text:p>2525220,841563</text:p>
          </table:table-cell>
          <table:table-cell office:value-type="float" office:value="2417311.213019" calcext:value-type="float">
            <text:p>2417311,213019</text:p>
          </table:table-cell>
          <table:table-cell office:value-type="float" office:value="2260686.495435" calcext:value-type="float">
            <text:p>2260686,495435</text:p>
          </table:table-cell>
          <table:table-cell office:value-type="float" office:value="2507109.325075" calcext:value-type="float">
            <text:p>2507109,325075</text:p>
          </table:table-cell>
          <table:table-cell office:value-type="float" office:value="2323631.93939" calcext:value-type="float">
            <text:p>2323631,93939</text:p>
          </table:table-cell>
          <table:table-cell table:formula="of:=AVERAGE([.B29:.F29])" office:value-type="float" office:value="2406791.9628964" calcext:value-type="float">
            <text:p>2406791,9628964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2509900.034201" calcext:value-type="float">
            <text:p>2509900,034201</text:p>
          </table:table-cell>
          <table:table-cell office:value-type="float" office:value="2491848.017959" calcext:value-type="float">
            <text:p>2491848,017959</text:p>
          </table:table-cell>
          <table:table-cell office:value-type="float" office:value="2427834.583635" calcext:value-type="float">
            <text:p>2427834,583635</text:p>
          </table:table-cell>
          <table:table-cell office:value-type="float" office:value="2523097.352758" calcext:value-type="float">
            <text:p>2523097,352758</text:p>
          </table:table-cell>
          <table:table-cell office:value-type="float" office:value="2527854.794912" calcext:value-type="float">
            <text:p>2527854,794912</text:p>
          </table:table-cell>
          <table:table-cell table:formula="of:=AVERAGE([.B30:.F30])" office:value-type="float" office:value="2496106.956693" calcext:value-type="float">
            <text:p>2496106,956693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2616092.401473" calcext:value-type="float">
            <text:p>2616092,401473</text:p>
          </table:table-cell>
          <table:table-cell office:value-type="float" office:value="2860619.9747" calcext:value-type="float">
            <text:p>2860619,9747</text:p>
          </table:table-cell>
          <table:table-cell office:value-type="float" office:value="2703867.74626" calcext:value-type="float">
            <text:p>2703867,74626</text:p>
          </table:table-cell>
          <table:table-cell office:value-type="float" office:value="2889205.420879" calcext:value-type="float">
            <text:p>2889205,420879</text:p>
          </table:table-cell>
          <table:table-cell office:value-type="float" office:value="2770887.489143" calcext:value-type="float">
            <text:p>2770887,489143</text:p>
          </table:table-cell>
          <table:table-cell table:formula="of:=AVERAGE([.B31:.F31])" office:value-type="float" office:value="2768134.606491" calcext:value-type="float">
            <text:p>2768134,606491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hueta</text:p>
          </table:table-cell>
          <table:table-cell office:value-type="string" calcext:value-type="string">
            <text:p>E-5</text:p>
          </table:table-cell>
          <table:table-cell office:value-type="string" calcext:value-type="string">
            <text:p>E-10</text:p>
          </table:table-cell>
          <table:table-cell office:value-type="string" calcext:value-type="string">
            <text:p>E-15</text:p>
          </table:table-cell>
          <table:table-cell office:value-type="string" calcext:value-type="string">
            <text:p>E-20</text:p>
          </table:table-cell>
          <table:table-cell office:value-type="string" calcext:value-type="string">
            <text:p>E-30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ggreagtion</text:p>
          </table:table-cell>
          <table:table-cell office:value-type="float" office:value="0.011543" calcext:value-type="float">
            <text:p>0,011543</text:p>
          </table:table-cell>
          <table:table-cell office:value-type="float" office:value="0.015036" calcext:value-type="float">
            <text:p>0,015036</text:p>
          </table:table-cell>
          <table:table-cell office:value-type="float" office:value="0.048683" calcext:value-type="float">
            <text:p>0,048683</text:p>
          </table:table-cell>
          <table:table-cell office:value-type="float" office:value="-0.010229" calcext:value-type="float">
            <text:p>-0,010229</text:p>
          </table:table-cell>
          <table:table-cell office:value-type="float" office:value="0.011118" calcext:value-type="float">
            <text:p>0,011118</text:p>
          </table:table-cell>
          <table:table-cell table:formula="of:=AVERAGE([.B35:.F35])" office:value-type="float" office:value="0.0152302" calcext:value-type="float">
            <text:p>0,0152302</text:p>
          </table:table-cell>
        </table:table-row>
        <table:table-row table:style-name="ro1">
          <table:table-cell office:value-type="string" calcext:value-type="string">
            <text:p>CSPA</text:p>
          </table:table-cell>
          <table:table-cell office:value-type="float" office:value="0.080636" calcext:value-type="float">
            <text:p>0,080636</text:p>
          </table:table-cell>
          <table:table-cell office:value-type="float" office:value="0.123945" calcext:value-type="float">
            <text:p>0,123945</text:p>
          </table:table-cell>
          <table:table-cell office:value-type="float" office:value="0.13743" calcext:value-type="float">
            <text:p>0,13743</text:p>
          </table:table-cell>
          <table:table-cell office:value-type="float" office:value="0.094728" calcext:value-type="float">
            <text:p>0,094728</text:p>
          </table:table-cell>
          <table:table-cell office:value-type="float" office:value="0.152162" calcext:value-type="float">
            <text:p>0,152162</text:p>
          </table:table-cell>
          <table:table-cell table:formula="of:=AVERAGE([.B36:.F36])" office:value-type="float" office:value="0.1177802" calcext:value-type="float">
            <text:p>0,1177802</text:p>
          </table:table-cell>
        </table:table-row>
        <table:table-row table:style-name="ro1">
          <table:table-cell office:value-type="string" calcext:value-type="string">
            <text:p>HGPA</text:p>
          </table:table-cell>
          <table:table-cell office:value-type="float" office:value="-0.001821" calcext:value-type="float">
            <text:p>-0,001821</text:p>
          </table:table-cell>
          <table:table-cell office:value-type="float" office:value="-0.06232" calcext:value-type="float">
            <text:p>-0,06232</text:p>
          </table:table-cell>
          <table:table-cell office:value-type="float" office:value="-0.033033" calcext:value-type="float">
            <text:p>-0,033033</text:p>
          </table:table-cell>
          <table:table-cell office:value-type="float" office:value="-0.048433" calcext:value-type="float">
            <text:p>-0,048433</text:p>
          </table:table-cell>
          <table:table-cell office:value-type="float" office:value="0.01913" calcext:value-type="float">
            <text:p>0,01913</text:p>
          </table:table-cell>
          <table:table-cell table:formula="of:=AVERAGE([.B37:.F37])" office:value-type="float" office:value="-0.0252954" calcext:value-type="float">
            <text:p>-0,0252954</text:p>
          </table:table-cell>
        </table:table-row>
        <table:table-row table:style-name="ro1">
          <table:table-cell office:value-type="string" calcext:value-type="string">
            <text:p>IVC</text:p>
          </table:table-cell>
          <table:table-cell table:number-columns-repeated="2" office:value-type="string" calcext:value-type="string">
            <text:p>-nan</text:p>
          </table:table-cell>
          <table:table-cell office:value-type="float" office:value="0.212385" calcext:value-type="float">
            <text:p>0,212385</text:p>
          </table:table-cell>
          <table:table-cell office:value-type="float" office:value="0.153364" calcext:value-type="float">
            <text:p>0,153364</text:p>
          </table:table-cell>
          <table:table-cell office:value-type="float" office:value="0.060248" calcext:value-type="float">
            <text:p>0,060248</text:p>
          </table:table-cell>
          <table:table-cell table:formula="of:=AVERAGE([.B38:.F38])" office:value-type="float" office:value="0.141999" calcext:value-type="float">
            <text:p>0,141999</text:p>
          </table:table-cell>
        </table:table-row>
        <table:table-row table:style-name="ro1">
          <table:table-cell office:value-type="string" calcext:value-type="string">
            <text:p>LWEA+Aggregation</text:p>
          </table:table-cell>
          <table:table-cell office:value-type="float" office:value="0.113337" calcext:value-type="float">
            <text:p>0,113337</text:p>
          </table:table-cell>
          <table:table-cell table:number-columns-repeated="4" office:value-type="string" calcext:value-type="string">
            <text:p>-nan</text:p>
          </table:table-cell>
          <table:table-cell table:formula="of:=AVERAGE([.B39:.F39])" office:value-type="float" office:value="0.113337" calcext:value-type="float">
            <text:p>0,113337</text:p>
          </table:table-cell>
        </table:table-row>
        <table:table-row table:style-name="ro1">
          <table:table-cell office:value-type="string" calcext:value-type="string">
            <text:p>LWEA+CSPA</text:p>
          </table:table-cell>
          <table:table-cell office:value-type="float" office:value="0.083146" calcext:value-type="float">
            <text:p>0,083146</text:p>
          </table:table-cell>
          <table:table-cell office:value-type="float" office:value="0.132222" calcext:value-type="float">
            <text:p>0,132222</text:p>
          </table:table-cell>
          <table:table-cell office:value-type="float" office:value="0.142953" calcext:value-type="float">
            <text:p>0,142953</text:p>
          </table:table-cell>
          <table:table-cell office:value-type="float" office:value="0.10505" calcext:value-type="float">
            <text:p>0,10505</text:p>
          </table:table-cell>
          <table:table-cell office:value-type="float" office:value="0.15224" calcext:value-type="float">
            <text:p>0,15224</text:p>
          </table:table-cell>
          <table:table-cell table:formula="of:=AVERAGE([.B40:.F40])" office:value-type="float" office:value="0.1231222" calcext:value-type="float">
            <text:p>0,1231222</text:p>
          </table:table-cell>
        </table:table-row>
        <table:table-row table:style-name="ro1">
          <table:table-cell office:value-type="string" calcext:value-type="string">
            <text:p>MCLA</text:p>
          </table:table-cell>
          <table:table-cell office:value-type="float" office:value="0.176344" calcext:value-type="float">
            <text:p>0,176344</text:p>
          </table:table-cell>
          <table:table-cell office:value-type="float" office:value="0.207962" calcext:value-type="float">
            <text:p>0,207962</text:p>
          </table:table-cell>
          <table:table-cell office:value-type="float" office:value="0.226152" calcext:value-type="float">
            <text:p>0,226152</text:p>
          </table:table-cell>
          <table:table-cell office:value-type="float" office:value="0.125819" calcext:value-type="float">
            <text:p>0,125819</text:p>
          </table:table-cell>
          <table:table-cell office:value-type="float" office:value="0.172639" calcext:value-type="float">
            <text:p>0,172639</text:p>
          </table:table-cell>
          <table:table-cell table:formula="of:=AVERAGE([.B41:.F41])" office:value-type="float" office:value="0.1817832" calcext:value-type="float">
            <text:p>0,1817832</text:p>
          </table:table-cell>
        </table:table-row>
        <table:table-row table:style-name="ro1">
          <table:table-cell office:value-type="string" calcext:value-type="string">
            <text:p>Média ensemble</text:p>
          </table:table-cell>
          <table:table-cell office:value-type="float" office:value="0.181258" calcext:value-type="float">
            <text:p>0,181258</text:p>
          </table:table-cell>
          <table:table-cell office:value-type="float" office:value="0.149184" calcext:value-type="float">
            <text:p>0,149184</text:p>
          </table:table-cell>
          <table:table-cell office:value-type="float" office:value="0.152439" calcext:value-type="float">
            <text:p>0,152439</text:p>
          </table:table-cell>
          <table:table-cell office:value-type="float" office:value="0.117007" calcext:value-type="float">
            <text:p>0,117007</text:p>
          </table:table-cell>
          <table:table-cell office:value-type="float" office:value="0.145334" calcext:value-type="float">
            <text:p>0,145334</text:p>
          </table:table-cell>
          <table:table-cell table:formula="of:=AVERAGE([.B42:.F42])" office:value-type="float" office:value="0.1490444" calcext:value-type="float">
            <text:p>0,149044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7T17:52:20.759313198</meta:creation-date>
    <meta:generator>LibreOffice/6.3.4.2$Linux_X86_64 LibreOffice_project/30$Build-2</meta:generator>
    <dc:date>2020-02-17T18:07:12.523910516</dc:date>
    <meta:editing-duration>PT3M24S</meta:editing-duration>
    <meta:editing-cycles>1</meta:editing-cycles>
    <meta:document-statistic meta:table-count="1" meta:cell-count="255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line" chart:style-name="ch1">
        <chart:title svg:x="6.915cm" svg:y="0.316cm" chart:style-name="ch2">
          <text:p>Fmeasure</text:p>
        </chart:title>
        <chart:legend chart:legend-position="end" svg:x="11.62cm" svg:y="2.461cm" style:legend-expansion="high" chart:style-name="ch3"/>
        <chart:plot-area chart:style-name="ch4" table:cell-range-address="Rene.A1:Rene.G9" chart:data-source-has-labels="both" svg:x="0.319cm" svg:y="1.275cm" svg:width="10.982cm" svg:height="7.551cm">
          <chartooo:coordinate-region svg:x="1.046cm" svg:y="1.474cm" svg:width="9.79cm" svg:height="6.705cm"/>
          <chart:axis chart:dimension="x" chart:name="primary-x" chart:style-name="ch5" chartooo:axis-type="auto">
            <chartooo:date-scale/>
            <chart:categories table:cell-range-address="Rene.B1:Rene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2:Rene.G2" chart:label-cell-address="Rene.A2:Rene.A2" chart:class="chart:line">
            <chart:data-point chart:repeated="6"/>
          </chart:series>
          <chart:series chart:style-name="ch8" chart:values-cell-range-address="Rene.B3:Rene.G3" chart:label-cell-address="Rene.A3:Rene.A3" chart:class="chart:line">
            <chart:data-point chart:repeated="6"/>
          </chart:series>
          <chart:series chart:style-name="ch9" chart:values-cell-range-address="Rene.B4:Rene.G4" chart:label-cell-address="Rene.A4:Rene.A4" chart:class="chart:line">
            <chart:data-point chart:repeated="6"/>
          </chart:series>
          <chart:series chart:style-name="ch10" chart:values-cell-range-address="Rene.B5:Rene.G5" chart:label-cell-address="Rene.A5:Rene.A5" chart:class="chart:line">
            <chart:data-point chart:repeated="6"/>
          </chart:series>
          <chart:series chart:style-name="ch11" chart:values-cell-range-address="Rene.B6:Rene.G6" chart:label-cell-address="Rene.A6:Rene.A6" chart:class="chart:line">
            <chart:data-point chart:repeated="6"/>
          </chart:series>
          <chart:series chart:style-name="ch12" chart:values-cell-range-address="Rene.B7:Rene.G7" chart:label-cell-address="Rene.A7:Rene.A7" chart:class="chart:line">
            <chart:data-point chart:repeated="6"/>
          </chart:series>
          <chart:series chart:style-name="ch13" chart:values-cell-range-address="Rene.B8:Rene.G8" chart:label-cell-address="Rene.A8:Rene.A8" chart:class="chart:line">
            <chart:data-point chart:repeated="6"/>
          </chart:series>
          <chart:series chart:style-name="ch14" chart:values-cell-range-address="Rene.B9:Rene.G9" chart:label-cell-address="Rene.A9:Rene.A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1:Rene.G1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2:Rene.A2</svg:desc>
                </draw:g>
              </table:table-cell>
              <table:table-cell office:value-type="float" office:value="0.749378">
                <text:p>0.749378</text:p>
                <draw:g>
                  <svg:desc>Rene.B2:Rene.G2</svg:desc>
                </draw:g>
              </table:table-cell>
              <table:table-cell office:value-type="float" office:value="0.767767">
                <text:p>0.767767</text:p>
              </table:table-cell>
              <table:table-cell office:value-type="float" office:value="0.807515">
                <text:p>0.807515</text:p>
              </table:table-cell>
              <table:table-cell office:value-type="float" office:value="0.799319">
                <text:p>0.799319</text:p>
              </table:table-cell>
              <table:table-cell office:value-type="float" office:value="0.813533">
                <text:p>0.813533</text:p>
              </table:table-cell>
              <table:table-cell office:value-type="float" office:value="0.7875024">
                <text:p>0.7875024</text:p>
              </table:table-cell>
            </table:table-row>
            <table:table-row>
              <table:table-cell office:value-type="string">
                <text:p>CSPA</text:p>
                <draw:g>
                  <svg:desc>Rene.A3:Rene.A3</svg:desc>
                </draw:g>
              </table:table-cell>
              <table:table-cell office:value-type="float" office:value="0.772479">
                <text:p>0.772479</text:p>
                <draw:g>
                  <svg:desc>Rene.B3:Rene.G3</svg:desc>
                </draw:g>
              </table:table-cell>
              <table:table-cell office:value-type="float" office:value="0.848412">
                <text:p>0.848412</text:p>
              </table:table-cell>
              <table:table-cell office:value-type="float" office:value="0.795997">
                <text:p>0.795997</text:p>
              </table:table-cell>
              <table:table-cell office:value-type="float" office:value="0.804504">
                <text:p>0.804504</text:p>
              </table:table-cell>
              <table:table-cell office:value-type="float" office:value="0.910488">
                <text:p>0.910488</text:p>
              </table:table-cell>
              <table:table-cell office:value-type="float" office:value="0.826376">
                <text:p>0.826376</text:p>
              </table:table-cell>
            </table:table-row>
            <table:table-row>
              <table:table-cell office:value-type="string">
                <text:p>HGPA</text:p>
                <draw:g>
                  <svg:desc>Rene.A4:Rene.A4</svg:desc>
                </draw:g>
              </table:table-cell>
              <table:table-cell office:value-type="float" office:value="0.62172">
                <text:p>0.62172</text:p>
                <draw:g>
                  <svg:desc>Rene.B4:Rene.G4</svg:desc>
                </draw:g>
              </table:table-cell>
              <table:table-cell office:value-type="float" office:value="0.602023">
                <text:p>0.602023</text:p>
              </table:table-cell>
              <table:table-cell office:value-type="float" office:value="0.525579">
                <text:p>0.525579</text:p>
              </table:table-cell>
              <table:table-cell office:value-type="float" office:value="0.532529">
                <text:p>0.532529</text:p>
              </table:table-cell>
              <table:table-cell office:value-type="float" office:value="0.590635">
                <text:p>0.590635</text:p>
              </table:table-cell>
              <table:table-cell office:value-type="float" office:value="0.5744972">
                <text:p>0.5744972</text:p>
              </table:table-cell>
            </table:table-row>
            <table:table-row>
              <table:table-cell office:value-type="string">
                <text:p>IVC</text:p>
                <draw:g>
                  <svg:desc>Rene.A5:Rene.A5</svg:desc>
                </draw:g>
              </table:table-cell>
              <table:table-cell office:value-type="float" office:value="0.181818">
                <text:p>0.181818</text:p>
                <draw:g>
                  <svg:desc>Rene.B5:Rene.G5</svg:desc>
                </draw:g>
              </table:table-cell>
              <table:table-cell office:value-type="float" office:value="0.181818">
                <text:p>0.181818</text:p>
              </table:table-cell>
              <table:table-cell office:value-type="float" office:value="0.784809">
                <text:p>0.784809</text:p>
              </table:table-cell>
              <table:table-cell office:value-type="float" office:value="0.731822">
                <text:p>0.731822</text:p>
              </table:table-cell>
              <table:table-cell office:value-type="float" office:value="0.829301">
                <text:p>0.829301</text:p>
              </table:table-cell>
              <table:table-cell office:value-type="float" office:value="0.5419136">
                <text:p>0.5419136</text:p>
              </table:table-cell>
            </table:table-row>
            <table:table-row>
              <table:table-cell office:value-type="string">
                <text:p>LWEA+Aggregation</text:p>
                <draw:g>
                  <svg:desc>Rene.A6:Rene.A6</svg:desc>
                </draw:g>
              </table:table-cell>
              <table:table-cell office:value-type="float" office:value="0.769486">
                <text:p>0.769486</text:p>
                <draw:g>
                  <svg:desc>Rene.B6:Rene.G6</svg:desc>
                </draw:g>
              </table:table-cell>
              <table:table-cell office:value-type="float" office:value="0.181818">
                <text:p>0.181818</text:p>
              </table:table-cell>
              <table:table-cell office:value-type="float" office:value="0.181818">
                <text:p>0.181818</text:p>
              </table:table-cell>
              <table:table-cell office:value-type="float" office:value="0.181818">
                <text:p>0.181818</text:p>
              </table:table-cell>
              <table:table-cell office:value-type="float" office:value="0.181818">
                <text:p>0.181818</text:p>
              </table:table-cell>
              <table:table-cell office:value-type="float" office:value="0.2993516">
                <text:p>0.2993516</text:p>
              </table:table-cell>
            </table:table-row>
            <table:table-row>
              <table:table-cell office:value-type="string">
                <text:p>LWEA+CSPA</text:p>
                <draw:g>
                  <svg:desc>Rene.A7:Rene.A7</svg:desc>
                </draw:g>
              </table:table-cell>
              <table:table-cell office:value-type="float" office:value="0.771475">
                <text:p>0.771475</text:p>
                <draw:g>
                  <svg:desc>Rene.B7:Rene.G7</svg:desc>
                </draw:g>
              </table:table-cell>
              <table:table-cell office:value-type="float" office:value="0.862477">
                <text:p>0.862477</text:p>
              </table:table-cell>
              <table:table-cell office:value-type="float" office:value="0.797488">
                <text:p>0.797488</text:p>
              </table:table-cell>
              <table:table-cell office:value-type="float" office:value="0.830518">
                <text:p>0.830518</text:p>
              </table:table-cell>
              <table:table-cell office:value-type="float" office:value="0.909998">
                <text:p>0.909998</text:p>
              </table:table-cell>
              <table:table-cell office:value-type="float" office:value="0.8343912">
                <text:p>0.8343912</text:p>
              </table:table-cell>
            </table:table-row>
            <table:table-row>
              <table:table-cell office:value-type="string">
                <text:p>MCLA</text:p>
                <draw:g>
                  <svg:desc>Rene.A8:Rene.A8</svg:desc>
                </draw:g>
              </table:table-cell>
              <table:table-cell office:value-type="float" office:value="0.784512">
                <text:p>0.784512</text:p>
                <draw:g>
                  <svg:desc>Rene.B8:Rene.G8</svg:desc>
                </draw:g>
              </table:table-cell>
              <table:table-cell office:value-type="float" office:value="0.70788">
                <text:p>0.70788</text:p>
              </table:table-cell>
              <table:table-cell office:value-type="float" office:value="0.697801">
                <text:p>0.697801</text:p>
              </table:table-cell>
              <table:table-cell office:value-type="float" office:value="0.747987">
                <text:p>0.747987</text:p>
              </table:table-cell>
              <table:table-cell office:value-type="float" office:value="0.772142">
                <text:p>0.772142</text:p>
              </table:table-cell>
              <table:table-cell office:value-type="float" office:value="0.7420644">
                <text:p>0.7420644</text:p>
              </table:table-cell>
            </table:table-row>
            <table:table-row>
              <table:table-cell office:value-type="string">
                <text:p>Média ensemble</text:p>
                <draw:g>
                  <svg:desc>Rene.A9:Rene.A9</svg:desc>
                </draw:g>
              </table:table-cell>
              <table:table-cell office:value-type="float" office:value="0.658375">
                <text:p>0.658375</text:p>
                <draw:g>
                  <svg:desc>Rene.B9:Rene.G9</svg:desc>
                </draw:g>
              </table:table-cell>
              <table:table-cell office:value-type="float" office:value="0.653714">
                <text:p>0.653714</text:p>
              </table:table-cell>
              <table:table-cell office:value-type="float" office:value="0.641332">
                <text:p>0.641332</text:p>
              </table:table-cell>
              <table:table-cell office:value-type="float" office:value="0.64535">
                <text:p>0.64535</text:p>
              </table:table-cell>
              <table:table-cell office:value-type="float" office:value="0.671331">
                <text:p>0.671331</text:p>
              </table:table-cell>
              <table:table-cell office:value-type="float" office:value="0.6540204">
                <text:p>0.6540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46cm" svg:y="0.316cm" chart:style-name="ch2">
          <text:p>ARI</text:p>
        </chart:title>
        <chart:legend chart:legend-position="end" svg:x="11.64cm" svg:y="2.458cm" style:legend-expansion="high" chart:style-name="ch3"/>
        <chart:plot-area chart:style-name="ch4" table:cell-range-address="Rene.A12:Rene.G20" chart:data-source-has-labels="both" svg:x="0.32cm" svg:y="1.275cm" svg:width="11cm" svg:height="7.545cm">
          <chartooo:coordinate-region svg:x="1.047cm" svg:y="1.475cm" svg:width="9.808cm" svg:height="6.698cm"/>
          <chart:axis chart:dimension="x" chart:name="primary-x" chart:style-name="ch5" chartooo:axis-type="auto">
            <chartooo:date-scale/>
            <chart:categories table:cell-range-address="Rene.B12:Rene.G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13:Rene.G13" chart:label-cell-address="Rene.A13:Rene.A13" chart:class="chart:line">
            <chart:data-point chart:repeated="6"/>
          </chart:series>
          <chart:series chart:style-name="ch8" chart:values-cell-range-address="Rene.B14:Rene.G14" chart:label-cell-address="Rene.A14:Rene.A14" chart:class="chart:line">
            <chart:data-point chart:repeated="6"/>
          </chart:series>
          <chart:series chart:style-name="ch9" chart:values-cell-range-address="Rene.B15:Rene.G15" chart:label-cell-address="Rene.A15:Rene.A15" chart:class="chart:line">
            <chart:data-point chart:repeated="6"/>
          </chart:series>
          <chart:series chart:style-name="ch10" chart:values-cell-range-address="Rene.B16:Rene.G16" chart:label-cell-address="Rene.A16:Rene.A16" chart:class="chart:line">
            <chart:data-point chart:repeated="6"/>
          </chart:series>
          <chart:series chart:style-name="ch11" chart:values-cell-range-address="Rene.B17:Rene.G17" chart:label-cell-address="Rene.A17:Rene.A17" chart:class="chart:line">
            <chart:data-point chart:repeated="6"/>
          </chart:series>
          <chart:series chart:style-name="ch12" chart:values-cell-range-address="Rene.B18:Rene.G18" chart:label-cell-address="Rene.A18:Rene.A18" chart:class="chart:line">
            <chart:data-point chart:repeated="6"/>
          </chart:series>
          <chart:series chart:style-name="ch13" chart:values-cell-range-address="Rene.B19:Rene.G19" chart:label-cell-address="Rene.A19:Rene.A19" chart:class="chart:line">
            <chart:data-point chart:repeated="6"/>
          </chart:series>
          <chart:series chart:style-name="ch14" chart:values-cell-range-address="Rene.B20:Rene.G20" chart:label-cell-address="Rene.A20:Rene.A20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12:Rene.G12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13:Rene.A13</svg:desc>
                </draw:g>
              </table:table-cell>
              <table:table-cell office:value-type="float" office:value="0.628351">
                <text:p>0.628351</text:p>
                <draw:g>
                  <svg:desc>Rene.B13:Rene.G13</svg:desc>
                </draw:g>
              </table:table-cell>
              <table:table-cell office:value-type="float" office:value="0.641818">
                <text:p>0.641818</text:p>
              </table:table-cell>
              <table:table-cell office:value-type="float" office:value="0.689731">
                <text:p>0.689731</text:p>
              </table:table-cell>
              <table:table-cell office:value-type="float" office:value="0.690054">
                <text:p>0.690054</text:p>
              </table:table-cell>
              <table:table-cell office:value-type="float" office:value="0.714382">
                <text:p>0.714382</text:p>
              </table:table-cell>
              <table:table-cell office:value-type="float" office:value="0.6728672">
                <text:p>0.6728672</text:p>
              </table:table-cell>
            </table:table-row>
            <table:table-row>
              <table:table-cell office:value-type="string">
                <text:p>CSPA</text:p>
                <draw:g>
                  <svg:desc>Rene.A14:Rene.A14</svg:desc>
                </draw:g>
              </table:table-cell>
              <table:table-cell office:value-type="float" office:value="0.628904">
                <text:p>0.628904</text:p>
                <draw:g>
                  <svg:desc>Rene.B14:Rene.G14</svg:desc>
                </draw:g>
              </table:table-cell>
              <table:table-cell office:value-type="float" office:value="0.711149">
                <text:p>0.711149</text:p>
              </table:table-cell>
              <table:table-cell office:value-type="float" office:value="0.674569">
                <text:p>0.674569</text:p>
              </table:table-cell>
              <table:table-cell office:value-type="float" office:value="0.666527">
                <text:p>0.666527</text:p>
              </table:table-cell>
              <table:table-cell office:value-type="float" office:value="0.816107">
                <text:p>0.816107</text:p>
              </table:table-cell>
              <table:table-cell office:value-type="float" office:value="0.6994512">
                <text:p>0.6994512</text:p>
              </table:table-cell>
            </table:table-row>
            <table:table-row>
              <table:table-cell office:value-type="string">
                <text:p>HGPA</text:p>
                <draw:g>
                  <svg:desc>Rene.A15:Rene.A15</svg:desc>
                </draw:g>
              </table:table-cell>
              <table:table-cell office:value-type="float" office:value="0.430888">
                <text:p>0.430888</text:p>
                <draw:g>
                  <svg:desc>Rene.B15:Rene.G15</svg:desc>
                </draw:g>
              </table:table-cell>
              <table:table-cell office:value-type="float" office:value="0.399824">
                <text:p>0.399824</text:p>
              </table:table-cell>
              <table:table-cell office:value-type="float" office:value="0.323763">
                <text:p>0.323763</text:p>
              </table:table-cell>
              <table:table-cell office:value-type="float" office:value="0.333006">
                <text:p>0.333006</text:p>
              </table:table-cell>
              <table:table-cell office:value-type="float" office:value="0.376517">
                <text:p>0.376517</text:p>
              </table:table-cell>
              <table:table-cell office:value-type="float" office:value="0.3727996">
                <text:p>0.3727996</text:p>
              </table:table-cell>
            </table:table-row>
            <table:table-row>
              <table:table-cell office:value-type="string">
                <text:p>IVC</text:p>
                <draw:g>
                  <svg:desc>Rene.A16:Rene.A16</svg:desc>
                </draw:g>
              </table:table-cell>
              <table:table-cell office:value-type="float" office:value="0">
                <text:p>0</text:p>
                <draw:g>
                  <svg:desc>Rene.B16:Rene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642545">
                <text:p>0.642545</text:p>
              </table:table-cell>
              <table:table-cell office:value-type="float" office:value="0.622416">
                <text:p>0.622416</text:p>
              </table:table-cell>
              <table:table-cell office:value-type="float" office:value="0.718147">
                <text:p>0.718147</text:p>
              </table:table-cell>
              <table:table-cell office:value-type="float" office:value="0.3966216">
                <text:p>0.3966216</text:p>
              </table:table-cell>
            </table:table-row>
            <table:table-row>
              <table:table-cell office:value-type="string">
                <text:p>LWEA+Aggregation</text:p>
                <draw:g>
                  <svg:desc>Rene.A17:Rene.A17</svg:desc>
                </draw:g>
              </table:table-cell>
              <table:table-cell office:value-type="float" office:value="0.654981">
                <text:p>0.654981</text:p>
                <draw:g>
                  <svg:desc>Rene.B17:Rene.G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09962">
                <text:p>0.1309962</text:p>
              </table:table-cell>
            </table:table-row>
            <table:table-row>
              <table:table-cell office:value-type="string">
                <text:p>LWEA+CSPA</text:p>
                <draw:g>
                  <svg:desc>Rene.A18:Rene.A18</svg:desc>
                </draw:g>
              </table:table-cell>
              <table:table-cell office:value-type="float" office:value="0.632692">
                <text:p>0.632692</text:p>
                <draw:g>
                  <svg:desc>Rene.B18:Rene.G18</svg:desc>
                </draw:g>
              </table:table-cell>
              <table:table-cell office:value-type="float" office:value="0.733274">
                <text:p>0.733274</text:p>
              </table:table-cell>
              <table:table-cell office:value-type="float" office:value="0.664054">
                <text:p>0.664054</text:p>
              </table:table-cell>
              <table:table-cell office:value-type="float" office:value="0.691947">
                <text:p>0.691947</text:p>
              </table:table-cell>
              <table:table-cell office:value-type="float" office:value="0.814793">
                <text:p>0.814793</text:p>
              </table:table-cell>
              <table:table-cell office:value-type="float" office:value="0.707352">
                <text:p>0.707352</text:p>
              </table:table-cell>
            </table:table-row>
            <table:table-row>
              <table:table-cell office:value-type="string">
                <text:p>MCLA</text:p>
                <draw:g>
                  <svg:desc>Rene.A19:Rene.A19</svg:desc>
                </draw:g>
              </table:table-cell>
              <table:table-cell office:value-type="float" office:value="0.669499">
                <text:p>0.669499</text:p>
                <draw:g>
                  <svg:desc>Rene.B19:Rene.G19</svg:desc>
                </draw:g>
              </table:table-cell>
              <table:table-cell office:value-type="float" office:value="0.580578">
                <text:p>0.580578</text:p>
              </table:table-cell>
              <table:table-cell office:value-type="float" office:value="0.570628">
                <text:p>0.570628</text:p>
              </table:table-cell>
              <table:table-cell office:value-type="float" office:value="0.641065">
                <text:p>0.641065</text:p>
              </table:table-cell>
              <table:table-cell office:value-type="float" office:value="0.652939">
                <text:p>0.652939</text:p>
              </table:table-cell>
              <table:table-cell office:value-type="float" office:value="0.6229418">
                <text:p>0.6229418</text:p>
              </table:table-cell>
            </table:table-row>
            <table:table-row>
              <table:table-cell office:value-type="string">
                <text:p>Média ensemble</text:p>
                <draw:g>
                  <svg:desc>Rene.A20:Rene.A20</svg:desc>
                </draw:g>
              </table:table-cell>
              <table:table-cell office:value-type="float" office:value="0.522817">
                <text:p>0.522817</text:p>
                <draw:g>
                  <svg:desc>Rene.B20:Rene.G20</svg:desc>
                </draw:g>
              </table:table-cell>
              <table:table-cell office:value-type="float" office:value="0.509605">
                <text:p>0.509605</text:p>
              </table:table-cell>
              <table:table-cell office:value-type="float" office:value="0.498083">
                <text:p>0.498083</text:p>
              </table:table-cell>
              <table:table-cell office:value-type="float" office:value="0.506408">
                <text:p>0.506408</text:p>
              </table:table-cell>
              <table:table-cell office:value-type="float" office:value="0.532917">
                <text:p>0.532917</text:p>
              </table:table-cell>
              <table:table-cell office:value-type="float" office:value="0.513966">
                <text:p>0.5139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line" chart:style-name="ch1">
        <chart:title svg:x="6.452cm" svg:y="0.316cm" chart:style-name="ch2">
          <text:p>Dist. ao centro</text:p>
        </chart:title>
        <chart:legend chart:legend-position="end" svg:x="11.62cm" svg:y="2.461cm" style:legend-expansion="high" chart:style-name="ch3"/>
        <chart:plot-area chart:style-name="ch4" table:cell-range-address="Rene.A23:Rene.G31" chart:data-source-has-labels="both" svg:x="0.319cm" svg:y="1.275cm" svg:width="10.982cm" svg:height="7.551cm">
          <chartooo:coordinate-region svg:x="1.866cm" svg:y="1.474cm" svg:width="8.97cm" svg:height="6.705cm"/>
          <chart:axis chart:dimension="x" chart:name="primary-x" chart:style-name="ch5" chartooo:axis-type="auto">
            <chartooo:date-scale/>
            <chart:categories table:cell-range-address="Rene.B23:Rene.G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24:Rene.G24" chart:label-cell-address="Rene.A24:Rene.A24" chart:class="chart:line">
            <chart:data-point chart:repeated="6"/>
          </chart:series>
          <chart:series chart:style-name="ch8" chart:values-cell-range-address="Rene.B25:Rene.G25" chart:label-cell-address="Rene.A25:Rene.A25" chart:class="chart:line">
            <chart:data-point chart:repeated="6"/>
          </chart:series>
          <chart:series chart:style-name="ch9" chart:values-cell-range-address="Rene.B26:Rene.G26" chart:label-cell-address="Rene.A26:Rene.A26" chart:class="chart:line">
            <chart:data-point chart:repeated="6"/>
          </chart:series>
          <chart:series chart:style-name="ch10" chart:values-cell-range-address="Rene.B27:Rene.G27" chart:label-cell-address="Rene.A27:Rene.A27" chart:class="chart:line">
            <chart:data-point chart:repeated="6"/>
          </chart:series>
          <chart:series chart:style-name="ch11" chart:values-cell-range-address="Rene.B28:Rene.G28" chart:label-cell-address="Rene.A28:Rene.A28" chart:class="chart:line">
            <chart:data-point chart:repeated="6"/>
          </chart:series>
          <chart:series chart:style-name="ch12" chart:values-cell-range-address="Rene.B29:Rene.G29" chart:label-cell-address="Rene.A29:Rene.A29" chart:class="chart:line">
            <chart:data-point chart:repeated="6"/>
          </chart:series>
          <chart:series chart:style-name="ch13" chart:values-cell-range-address="Rene.B30:Rene.G30" chart:label-cell-address="Rene.A30:Rene.A30" chart:class="chart:line">
            <chart:data-point chart:repeated="6"/>
          </chart:series>
          <chart:series chart:style-name="ch14" chart:values-cell-range-address="Rene.B31:Rene.G31" chart:label-cell-address="Rene.A31:Rene.A3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23:Rene.G23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24:Rene.A24</svg:desc>
                </draw:g>
              </table:table-cell>
              <table:table-cell office:value-type="float" office:value="2266283.848066">
                <text:p>2266283.848066</text:p>
                <draw:g>
                  <svg:desc>Rene.B24:Rene.G24</svg:desc>
                </draw:g>
              </table:table-cell>
              <table:table-cell office:value-type="float" office:value="2399895.197201">
                <text:p>2399895.197201</text:p>
              </table:table-cell>
              <table:table-cell office:value-type="float" office:value="2142129.635275">
                <text:p>2142129.635275</text:p>
              </table:table-cell>
              <table:table-cell office:value-type="float" office:value="2319646.760459">
                <text:p>2319646.760459</text:p>
              </table:table-cell>
              <table:table-cell office:value-type="float" office:value="2353040.976023">
                <text:p>2353040.976023</text:p>
              </table:table-cell>
              <table:table-cell office:value-type="float" office:value="2296199.2834048">
                <text:p>2296199.2834048</text:p>
              </table:table-cell>
            </table:table-row>
            <table:table-row>
              <table:table-cell office:value-type="string">
                <text:p>CSPA</text:p>
                <draw:g>
                  <svg:desc>Rene.A25:Rene.A25</svg:desc>
                </draw:g>
              </table:table-cell>
              <table:table-cell office:value-type="float" office:value="2532486.021885">
                <text:p>2532486.021885</text:p>
                <draw:g>
                  <svg:desc>Rene.B25:Rene.G25</svg:desc>
                </draw:g>
              </table:table-cell>
              <table:table-cell office:value-type="float" office:value="2431600.130963">
                <text:p>2431600.130963</text:p>
              </table:table-cell>
              <table:table-cell office:value-type="float" office:value="2316884.343454">
                <text:p>2316884.343454</text:p>
              </table:table-cell>
              <table:table-cell office:value-type="float" office:value="2514148.852626">
                <text:p>2514148.852626</text:p>
              </table:table-cell>
              <table:table-cell office:value-type="float" office:value="2322400.925236">
                <text:p>2322400.925236</text:p>
              </table:table-cell>
              <table:table-cell office:value-type="float" office:value="2423504.0548328">
                <text:p>2423504.0548328</text:p>
              </table:table-cell>
            </table:table-row>
            <table:table-row>
              <table:table-cell office:value-type="string">
                <text:p>HGPA</text:p>
                <draw:g>
                  <svg:desc>Rene.A26:Rene.A26</svg:desc>
                </draw:g>
              </table:table-cell>
              <table:table-cell office:value-type="float" office:value="2980274.557292">
                <text:p>2980274.557292</text:p>
                <draw:g>
                  <svg:desc>Rene.B26:Rene.G26</svg:desc>
                </draw:g>
              </table:table-cell>
              <table:table-cell office:value-type="float" office:value="4388647.021604">
                <text:p>4388647.021604</text:p>
              </table:table-cell>
              <table:table-cell office:value-type="float" office:value="3320136.508626">
                <text:p>3320136.508626</text:p>
              </table:table-cell>
              <table:table-cell office:value-type="float" office:value="3396793.310538">
                <text:p>3396793.310538</text:p>
              </table:table-cell>
              <table:table-cell office:value-type="float" office:value="3050891.000504">
                <text:p>3050891.000504</text:p>
              </table:table-cell>
              <table:table-cell office:value-type="float" office:value="3427348.4797128">
                <text:p>3427348.4797128</text:p>
              </table:table-cell>
            </table:table-row>
            <table:table-row>
              <table:table-cell office:value-type="string">
                <text:p>IVC</text:p>
                <draw:g>
                  <svg:desc>Rene.A27:Rene.A27</svg:desc>
                </draw:g>
              </table:table-cell>
              <table:table-cell office:value-type="float" office:value="6966675.680113">
                <text:p>6966675.680113</text:p>
                <draw:g>
                  <svg:desc>Rene.B27:Rene.G27</svg:desc>
                </draw:g>
              </table:table-cell>
              <table:table-cell office:value-type="float" office:value="6966675.680113">
                <text:p>6966675.680113</text:p>
              </table:table-cell>
              <table:table-cell office:value-type="float" office:value="2246306.532836">
                <text:p>2246306.532836</text:p>
              </table:table-cell>
              <table:table-cell office:value-type="float" office:value="2351084.122004">
                <text:p>2351084.122004</text:p>
              </table:table-cell>
              <table:table-cell office:value-type="float" office:value="2785290.165529">
                <text:p>2785290.165529</text:p>
              </table:table-cell>
              <table:table-cell office:value-type="float" office:value="4263206.436119">
                <text:p>4263206.436119</text:p>
              </table:table-cell>
            </table:table-row>
            <table:table-row>
              <table:table-cell office:value-type="string">
                <text:p>LWEA+Aggregation</text:p>
                <draw:g>
                  <svg:desc>Rene.A28:Rene.A28</svg:desc>
                </draw:g>
              </table:table-cell>
              <table:table-cell office:value-type="float" office:value="2590802.160013">
                <text:p>2590802.160013</text:p>
                <draw:g>
                  <svg:desc>Rene.B28:Rene.G28</svg:desc>
                </draw:g>
              </table:table-cell>
              <table:table-cell office:value-type="float" office:value="6966675.680113">
                <text:p>6966675.680113</text:p>
              </table:table-cell>
              <table:table-cell office:value-type="float" office:value="6966675.680113">
                <text:p>6966675.680113</text:p>
              </table:table-cell>
              <table:table-cell office:value-type="float" office:value="6966675.680113">
                <text:p>6966675.680113</text:p>
              </table:table-cell>
              <table:table-cell office:value-type="float" office:value="6966675.680113">
                <text:p>6966675.680113</text:p>
              </table:table-cell>
              <table:table-cell office:value-type="float" office:value="6091500.976093">
                <text:p>6091500.976093</text:p>
              </table:table-cell>
            </table:table-row>
            <table:table-row>
              <table:table-cell office:value-type="string">
                <text:p>LWEA+CSPA</text:p>
                <draw:g>
                  <svg:desc>Rene.A29:Rene.A29</svg:desc>
                </draw:g>
              </table:table-cell>
              <table:table-cell office:value-type="float" office:value="2525220.841563">
                <text:p>2525220.841563</text:p>
                <draw:g>
                  <svg:desc>Rene.B29:Rene.G29</svg:desc>
                </draw:g>
              </table:table-cell>
              <table:table-cell office:value-type="float" office:value="2417311.213019">
                <text:p>2417311.213019</text:p>
              </table:table-cell>
              <table:table-cell office:value-type="float" office:value="2260686.495435">
                <text:p>2260686.495435</text:p>
              </table:table-cell>
              <table:table-cell office:value-type="float" office:value="2507109.325075">
                <text:p>2507109.325075</text:p>
              </table:table-cell>
              <table:table-cell office:value-type="float" office:value="2323631.93939">
                <text:p>2323631.93939</text:p>
              </table:table-cell>
              <table:table-cell office:value-type="float" office:value="2406791.9628964">
                <text:p>2406791.9628964</text:p>
              </table:table-cell>
            </table:table-row>
            <table:table-row>
              <table:table-cell office:value-type="string">
                <text:p>MCLA</text:p>
                <draw:g>
                  <svg:desc>Rene.A30:Rene.A30</svg:desc>
                </draw:g>
              </table:table-cell>
              <table:table-cell office:value-type="float" office:value="2509900.034201">
                <text:p>2509900.034201</text:p>
                <draw:g>
                  <svg:desc>Rene.B30:Rene.G30</svg:desc>
                </draw:g>
              </table:table-cell>
              <table:table-cell office:value-type="float" office:value="2491848.017959">
                <text:p>2491848.017959</text:p>
              </table:table-cell>
              <table:table-cell office:value-type="float" office:value="2427834.583635">
                <text:p>2427834.583635</text:p>
              </table:table-cell>
              <table:table-cell office:value-type="float" office:value="2523097.352758">
                <text:p>2523097.352758</text:p>
              </table:table-cell>
              <table:table-cell office:value-type="float" office:value="2527854.794912">
                <text:p>2527854.794912</text:p>
              </table:table-cell>
              <table:table-cell office:value-type="float" office:value="2496106.956693">
                <text:p>2496106.956693</text:p>
              </table:table-cell>
            </table:table-row>
            <table:table-row>
              <table:table-cell office:value-type="string">
                <text:p>Média ensemble</text:p>
                <draw:g>
                  <svg:desc>Rene.A31:Rene.A31</svg:desc>
                </draw:g>
              </table:table-cell>
              <table:table-cell office:value-type="float" office:value="2616092.401473">
                <text:p>2616092.401473</text:p>
                <draw:g>
                  <svg:desc>Rene.B31:Rene.G31</svg:desc>
                </draw:g>
              </table:table-cell>
              <table:table-cell office:value-type="float" office:value="2860619.9747">
                <text:p>2860619.9747</text:p>
              </table:table-cell>
              <table:table-cell office:value-type="float" office:value="2703867.74626">
                <text:p>2703867.74626</text:p>
              </table:table-cell>
              <table:table-cell office:value-type="float" office:value="2889205.420879">
                <text:p>2889205.420879</text:p>
              </table:table-cell>
              <table:table-cell office:value-type="float" office:value="2770887.489143">
                <text:p>2770887.489143</text:p>
              </table:table-cell>
              <table:table-cell office:value-type="float" office:value="2768134.606491">
                <text:p>2768134.6064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line" chart:style-name="ch1">
        <chart:title svg:x="7.113cm" svg:y="0.316cm" chart:style-name="ch2">
          <text:p>Silhueta</text:p>
        </chart:title>
        <chart:legend chart:legend-position="end" svg:x="11.62cm" svg:y="2.461cm" style:legend-expansion="high" chart:style-name="ch3"/>
        <chart:plot-area chart:style-name="ch4" table:cell-range-address="Rene.A34:Rene.G42" chart:data-source-has-labels="both" svg:x="0.319cm" svg:y="1.275cm" svg:width="10.982cm" svg:height="7.551cm">
          <chartooo:coordinate-region svg:x="1.337cm" svg:y="1.401cm" svg:width="9.499cm" svg:height="7.152cm"/>
          <chart:axis chart:dimension="x" chart:name="primary-x" chart:style-name="ch5" chartooo:axis-type="auto">
            <chartooo:date-scale/>
            <chart:categories table:cell-range-address="Rene.B34:Rene.G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ne.B35:Rene.G35" chart:label-cell-address="Rene.A35:Rene.A35" chart:class="chart:line">
            <chart:data-point chart:repeated="6"/>
          </chart:series>
          <chart:series chart:style-name="ch8" chart:values-cell-range-address="Rene.B36:Rene.G36" chart:label-cell-address="Rene.A36:Rene.A36" chart:class="chart:line">
            <chart:data-point chart:repeated="6"/>
          </chart:series>
          <chart:series chart:style-name="ch9" chart:values-cell-range-address="Rene.B37:Rene.G37" chart:label-cell-address="Rene.A37:Rene.A37" chart:class="chart:line">
            <chart:data-point chart:repeated="6"/>
          </chart:series>
          <chart:series chart:style-name="ch10" chart:values-cell-range-address="Rene.B38:Rene.G38" chart:label-cell-address="Rene.A38:Rene.A38" chart:class="chart:line">
            <chart:data-point chart:repeated="6"/>
          </chart:series>
          <chart:series chart:style-name="ch11" chart:values-cell-range-address="Rene.B39:Rene.G39" chart:label-cell-address="Rene.A39:Rene.A39" chart:class="chart:line">
            <chart:data-point chart:repeated="6"/>
          </chart:series>
          <chart:series chart:style-name="ch12" chart:values-cell-range-address="Rene.B40:Rene.G40" chart:label-cell-address="Rene.A40:Rene.A40" chart:class="chart:line">
            <chart:data-point chart:repeated="6"/>
          </chart:series>
          <chart:series chart:style-name="ch13" chart:values-cell-range-address="Rene.B41:Rene.G41" chart:label-cell-address="Rene.A41:Rene.A41" chart:class="chart:line">
            <chart:data-point chart:repeated="6"/>
          </chart:series>
          <chart:series chart:style-name="ch14" chart:values-cell-range-address="Rene.B42:Rene.G42" chart:label-cell-address="Rene.A42:Rene.A42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-5</text:p>
                <draw:g>
                  <svg:desc>Rene.B34:Rene.G34</svg:desc>
                </draw:g>
              </table:table-cell>
              <table:table-cell office:value-type="string">
                <text:p>E-10</text:p>
              </table:table-cell>
              <table:table-cell office:value-type="string">
                <text:p>E-15</text:p>
              </table:table-cell>
              <table:table-cell office:value-type="string">
                <text:p>E-20</text:p>
              </table:table-cell>
              <table:table-cell office:value-type="string">
                <text:p>E-30</text:p>
              </table:table-cell>
              <table:table-cell office:value-type="string">
                <text:p>Média</text:p>
              </table:table-cell>
            </table:table-row>
          </table:table-header-rows>
          <table:table-rows>
            <table:table-row>
              <table:table-cell office:value-type="string">
                <text:p>Aggreagtion</text:p>
                <draw:g>
                  <svg:desc>Rene.A35:Rene.A35</svg:desc>
                </draw:g>
              </table:table-cell>
              <table:table-cell office:value-type="float" office:value="0.011543">
                <text:p>0.011543</text:p>
                <draw:g>
                  <svg:desc>Rene.B35:Rene.G35</svg:desc>
                </draw:g>
              </table:table-cell>
              <table:table-cell office:value-type="float" office:value="0.015036">
                <text:p>0.015036</text:p>
              </table:table-cell>
              <table:table-cell office:value-type="float" office:value="0.048683">
                <text:p>0.048683</text:p>
              </table:table-cell>
              <table:table-cell office:value-type="float" office:value="-0.010229">
                <text:p>-0.010229</text:p>
              </table:table-cell>
              <table:table-cell office:value-type="float" office:value="0.011118">
                <text:p>0.011118</text:p>
              </table:table-cell>
              <table:table-cell office:value-type="float" office:value="0.0152302">
                <text:p>0.0152302</text:p>
              </table:table-cell>
            </table:table-row>
            <table:table-row>
              <table:table-cell office:value-type="string">
                <text:p>CSPA</text:p>
                <draw:g>
                  <svg:desc>Rene.A36:Rene.A36</svg:desc>
                </draw:g>
              </table:table-cell>
              <table:table-cell office:value-type="float" office:value="0.080636">
                <text:p>0.080636</text:p>
                <draw:g>
                  <svg:desc>Rene.B36:Rene.G36</svg:desc>
                </draw:g>
              </table:table-cell>
              <table:table-cell office:value-type="float" office:value="0.123945">
                <text:p>0.123945</text:p>
              </table:table-cell>
              <table:table-cell office:value-type="float" office:value="0.13743">
                <text:p>0.13743</text:p>
              </table:table-cell>
              <table:table-cell office:value-type="float" office:value="0.094728">
                <text:p>0.094728</text:p>
              </table:table-cell>
              <table:table-cell office:value-type="float" office:value="0.152162">
                <text:p>0.152162</text:p>
              </table:table-cell>
              <table:table-cell office:value-type="float" office:value="0.1177802">
                <text:p>0.1177802</text:p>
              </table:table-cell>
            </table:table-row>
            <table:table-row>
              <table:table-cell office:value-type="string">
                <text:p>HGPA</text:p>
                <draw:g>
                  <svg:desc>Rene.A37:Rene.A37</svg:desc>
                </draw:g>
              </table:table-cell>
              <table:table-cell office:value-type="float" office:value="-0.001821">
                <text:p>-0.001821</text:p>
                <draw:g>
                  <svg:desc>Rene.B37:Rene.G37</svg:desc>
                </draw:g>
              </table:table-cell>
              <table:table-cell office:value-type="float" office:value="-0.06232">
                <text:p>-0.06232</text:p>
              </table:table-cell>
              <table:table-cell office:value-type="float" office:value="-0.033033">
                <text:p>-0.033033</text:p>
              </table:table-cell>
              <table:table-cell office:value-type="float" office:value="-0.048433">
                <text:p>-0.048433</text:p>
              </table:table-cell>
              <table:table-cell office:value-type="float" office:value="0.01913">
                <text:p>0.01913</text:p>
              </table:table-cell>
              <table:table-cell office:value-type="float" office:value="-0.0252954">
                <text:p>-0.0252954</text:p>
              </table:table-cell>
            </table:table-row>
            <table:table-row>
              <table:table-cell office:value-type="string">
                <text:p>IVC</text:p>
                <draw:g>
                  <svg:desc>Rene.A38:Rene.A38</svg:desc>
                </draw:g>
              </table:table-cell>
              <table:table-cell office:value-type="float" office:value="NaN">
                <text:p>NaN</text:p>
                <draw:g>
                  <svg:desc>Rene.B38:Rene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12385">
                <text:p>0.212385</text:p>
              </table:table-cell>
              <table:table-cell office:value-type="float" office:value="0.153364">
                <text:p>0.153364</text:p>
              </table:table-cell>
              <table:table-cell office:value-type="float" office:value="0.060248">
                <text:p>0.060248</text:p>
              </table:table-cell>
              <table:table-cell office:value-type="float" office:value="0.141999">
                <text:p>0.141999</text:p>
              </table:table-cell>
            </table:table-row>
            <table:table-row>
              <table:table-cell office:value-type="string">
                <text:p>LWEA+Aggregation</text:p>
                <draw:g>
                  <svg:desc>Rene.A39:Rene.A39</svg:desc>
                </draw:g>
              </table:table-cell>
              <table:table-cell office:value-type="float" office:value="0.113337">
                <text:p>0.113337</text:p>
                <draw:g>
                  <svg:desc>Rene.B39:Rene.G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337">
                <text:p>0.113337</text:p>
              </table:table-cell>
            </table:table-row>
            <table:table-row>
              <table:table-cell office:value-type="string">
                <text:p>LWEA+CSPA</text:p>
                <draw:g>
                  <svg:desc>Rene.A40:Rene.A40</svg:desc>
                </draw:g>
              </table:table-cell>
              <table:table-cell office:value-type="float" office:value="0.083146">
                <text:p>0.083146</text:p>
                <draw:g>
                  <svg:desc>Rene.B40:Rene.G40</svg:desc>
                </draw:g>
              </table:table-cell>
              <table:table-cell office:value-type="float" office:value="0.132222">
                <text:p>0.132222</text:p>
              </table:table-cell>
              <table:table-cell office:value-type="float" office:value="0.142953">
                <text:p>0.142953</text:p>
              </table:table-cell>
              <table:table-cell office:value-type="float" office:value="0.10505">
                <text:p>0.10505</text:p>
              </table:table-cell>
              <table:table-cell office:value-type="float" office:value="0.15224">
                <text:p>0.15224</text:p>
              </table:table-cell>
              <table:table-cell office:value-type="float" office:value="0.1231222">
                <text:p>0.1231222</text:p>
              </table:table-cell>
            </table:table-row>
            <table:table-row>
              <table:table-cell office:value-type="string">
                <text:p>MCLA</text:p>
                <draw:g>
                  <svg:desc>Rene.A41:Rene.A41</svg:desc>
                </draw:g>
              </table:table-cell>
              <table:table-cell office:value-type="float" office:value="0.176344">
                <text:p>0.176344</text:p>
                <draw:g>
                  <svg:desc>Rene.B41:Rene.G41</svg:desc>
                </draw:g>
              </table:table-cell>
              <table:table-cell office:value-type="float" office:value="0.207962">
                <text:p>0.207962</text:p>
              </table:table-cell>
              <table:table-cell office:value-type="float" office:value="0.226152">
                <text:p>0.226152</text:p>
              </table:table-cell>
              <table:table-cell office:value-type="float" office:value="0.125819">
                <text:p>0.125819</text:p>
              </table:table-cell>
              <table:table-cell office:value-type="float" office:value="0.172639">
                <text:p>0.172639</text:p>
              </table:table-cell>
              <table:table-cell office:value-type="float" office:value="0.1817832">
                <text:p>0.1817832</text:p>
              </table:table-cell>
            </table:table-row>
            <table:table-row>
              <table:table-cell office:value-type="string">
                <text:p>Média ensemble</text:p>
                <draw:g>
                  <svg:desc>Rene.A42:Rene.A42</svg:desc>
                </draw:g>
              </table:table-cell>
              <table:table-cell office:value-type="float" office:value="0.181258">
                <text:p>0.181258</text:p>
                <draw:g>
                  <svg:desc>Rene.B42:Rene.G42</svg:desc>
                </draw:g>
              </table:table-cell>
              <table:table-cell office:value-type="float" office:value="0.149184">
                <text:p>0.149184</text:p>
              </table:table-cell>
              <table:table-cell office:value-type="float" office:value="0.152439">
                <text:p>0.152439</text:p>
              </table:table-cell>
              <table:table-cell office:value-type="float" office:value="0.117007">
                <text:p>0.117007</text:p>
              </table:table-cell>
              <table:table-cell office:value-type="float" office:value="0.145334">
                <text:p>0.145334</text:p>
              </table:table-cell>
              <table:table-cell office:value-type="float" office:value="0.1490444">
                <text:p>0.1490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